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normal" officeooo:rsid="0017f348" officeooo:paragraph-rsid="000e27eb" style:font-size-asian="10.5pt" style:font-weight-asian="normal" style:font-size-complex="12pt" style:font-weight-complex="normal"/>
    </style:style>
    <style:style style:name="P2" style:family="paragraph" style:parent-style-name="Standard">
      <style:text-properties fo:font-size="12pt" fo:font-weight="normal" officeooo:rsid="001c13af" officeooo:paragraph-rsid="00069ec6" style:font-size-asian="10.5pt" style:font-weight-asian="normal" style:font-size-complex="12pt" style:font-weight-complex="normal"/>
    </style:style>
    <style:style style:name="P3" style:family="paragraph" style:parent-style-name="Standard">
      <style:text-properties fo:font-size="12pt" fo:font-weight="normal" officeooo:rsid="000faafe" officeooo:paragraph-rsid="000faafe" style:font-size-asian="10.5pt" style:font-weight-asian="normal" style:font-size-complex="12pt" style:font-weight-complex="normal"/>
    </style:style>
    <style:style style:name="P4" style:family="paragraph" style:parent-style-name="Standard">
      <style:text-properties fo:font-size="12pt" fo:font-weight="normal" officeooo:rsid="001086e7" officeooo:paragraph-rsid="001086e7" style:font-size-asian="10.5pt" style:font-weight-asian="normal" style:font-size-complex="12pt" style:font-weight-complex="normal"/>
    </style:style>
    <style:style style:name="P5" style:family="paragraph" style:parent-style-name="Standard">
      <style:text-properties fo:font-size="12pt" fo:font-weight="normal" officeooo:rsid="0010b6a4" officeooo:paragraph-rsid="00069ec6" style:font-size-asian="10.5pt" style:font-weight-asian="normal" style:font-size-complex="12pt" style:font-weight-complex="normal"/>
    </style:style>
    <style:style style:name="P6" style:family="paragraph" style:parent-style-name="Standard">
      <style:text-properties fo:font-size="12pt" fo:font-weight="normal" officeooo:rsid="0010b6a4" officeooo:paragraph-rsid="0010b6a4" style:font-size-asian="10.5pt" style:font-weight-asian="normal" style:font-size-complex="12pt" style:font-weight-complex="normal"/>
    </style:style>
    <style:style style:name="P7" style:family="paragraph" style:parent-style-name="Standard">
      <style:text-properties fo:font-size="12pt" fo:font-weight="normal" officeooo:rsid="00117a99" officeooo:paragraph-rsid="0010b6a4" style:font-size-asian="10.5pt" style:font-weight-asian="normal" style:font-size-complex="12pt" style:font-weight-complex="normal"/>
    </style:style>
    <style:style style:name="P8" style:family="paragraph" style:parent-style-name="Standard">
      <style:text-properties fo:font-size="12pt" fo:font-weight="normal" officeooo:rsid="00117a99" officeooo:paragraph-rsid="00117a99" style:font-size-asian="10.5pt" style:font-weight-asian="normal" style:font-size-complex="12pt" style:font-weight-complex="normal"/>
    </style:style>
    <style:style style:name="P9" style:family="paragraph" style:parent-style-name="Standard">
      <style:text-properties fo:font-size="12pt" fo:font-weight="normal" officeooo:rsid="0011c06f" officeooo:paragraph-rsid="0011c06f" style:font-size-asian="10.5pt" style:font-weight-asian="normal" style:font-size-complex="12pt" style:font-weight-complex="normal"/>
    </style:style>
    <style:style style:name="P10" style:family="paragraph" style:parent-style-name="Standard">
      <style:text-properties fo:font-size="12pt" fo:font-weight="normal" officeooo:rsid="00121302" officeooo:paragraph-rsid="00121302" style:font-size-asian="10.5pt" style:font-weight-asian="normal" style:font-size-complex="12pt" style:font-weight-complex="normal"/>
    </style:style>
    <style:style style:name="P11" style:family="paragraph" style:parent-style-name="Standard">
      <style:text-properties fo:font-size="12pt" fo:font-weight="bold" officeooo:rsid="00117a99" officeooo:paragraph-rsid="00117a99" style:font-size-asian="10.5pt" style:font-weight-asian="bold" style:font-size-complex="12pt" style:font-weight-complex="bold"/>
    </style:style>
    <style:style style:name="P12" style:family="paragraph" style:parent-style-name="Standard">
      <style:text-properties fo:font-size="12pt" officeooo:rsid="00104afb" officeooo:paragraph-rsid="00069ec6" style:font-size-asian="12pt" style:font-size-complex="12pt"/>
    </style:style>
    <style:style style:name="P13" style:family="paragraph" style:parent-style-name="Standard">
      <style:text-properties fo:font-size="16pt" fo:font-weight="bold" officeooo:rsid="00069ec6" officeooo:paragraph-rsid="00069ec6" style:font-size-asian="16pt" style:font-weight-asian="bold" style:font-size-complex="16pt" style:font-weight-complex="bold"/>
    </style:style>
    <style:style style:name="P14" style:family="paragraph" style:parent-style-name="Standard">
      <style:text-properties fo:font-size="16pt" fo:font-weight="bold" officeooo:rsid="0004cf95" officeooo:paragraph-rsid="0008544d" style:font-size-asian="16pt" style:font-weight-asian="bold" style:font-size-complex="16pt" style:font-weight-complex="bold"/>
    </style:style>
    <style:style style:name="P15" style:family="paragraph" style:parent-style-name="Standard">
      <style:text-properties fo:font-size="16pt" fo:font-weight="bold" officeooo:rsid="0004cf95" officeooo:paragraph-rsid="000b567b" style:font-size-asian="16pt" style:font-weight-asian="bold" style:font-size-complex="16pt" style:font-weight-complex="bold"/>
    </style:style>
    <style:style style:name="P16" style:family="paragraph" style:parent-style-name="Standard">
      <style:text-properties fo:font-size="16pt" fo:font-weight="bold" officeooo:rsid="0004cf95" officeooo:paragraph-rsid="000e27eb" style:font-size-asian="16pt" style:font-weight-asian="bold" style:font-size-complex="16pt" style:font-weight-complex="bold"/>
    </style:style>
    <style:style style:name="P17" style:family="paragraph" style:parent-style-name="Standard">
      <style:text-properties officeooo:rsid="0004cf95" officeooo:paragraph-rsid="00069ec6"/>
    </style:style>
    <style:style style:name="P18" style:family="paragraph" style:parent-style-name="Standard">
      <style:text-properties officeooo:rsid="00104afb" officeooo:paragraph-rsid="00069ec6"/>
    </style:style>
    <style:style style:name="P19" style:family="paragraph" style:parent-style-name="Standard">
      <style:text-properties officeooo:rsid="0010d442" officeooo:paragraph-rsid="00069ec6"/>
    </style:style>
    <style:style style:name="P20" style:family="paragraph" style:parent-style-name="Standard">
      <style:text-properties fo:font-weight="bold" officeooo:rsid="00132e37" officeooo:paragraph-rsid="00069ec6" style:font-weight-asian="bold" style:font-weight-complex="bold"/>
    </style:style>
    <style:style style:name="P21" style:family="paragraph" style:parent-style-name="Standard">
      <style:text-properties officeooo:rsid="00069ec6" officeooo:paragraph-rsid="00069ec6"/>
    </style:style>
    <style:style style:name="P22" style:family="paragraph" style:parent-style-name="Standard">
      <style:text-properties officeooo:rsid="001451e8" officeooo:paragraph-rsid="00069ec6"/>
    </style:style>
    <style:style style:name="P23" style:family="paragraph" style:parent-style-name="Standard">
      <style:text-properties officeooo:rsid="00132e37" officeooo:paragraph-rsid="00069ec6"/>
    </style:style>
    <style:style style:name="T1" style:family="text">
      <style:text-properties fo:font-weight="bold" style:font-weight-asian="bold" style:font-weight-complex="bold"/>
    </style:style>
    <style:style style:name="T2" style:family="text">
      <style:text-properties fo:font-weight="bold" officeooo:rsid="00082143" style:font-weight-asian="bold" style:font-weight-complex="bold"/>
    </style:style>
    <style:style style:name="T3" style:family="text">
      <style:text-properties officeooo:rsid="00069ec6"/>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069ec6" style:font-size-asian="12pt" style:font-weight-asian="bold" style:font-size-complex="12pt" style:font-weight-complex="bold"/>
    </style:style>
    <style:style style:name="T6" style:family="text">
      <style:text-properties fo:font-size="12pt" fo:font-weight="normal" officeooo:rsid="00069ec6" style:font-size-asian="12pt" style:font-weight-asian="normal" style:font-size-complex="12pt" style:font-weight-complex="normal"/>
    </style:style>
    <style:style style:name="T7" style:family="text">
      <style:text-properties fo:font-size="12pt" fo:font-weight="normal" officeooo:rsid="000b567b" style:font-size-asian="12pt" style:font-weight-asian="normal" style:font-size-complex="12pt" style:font-weight-complex="normal"/>
    </style:style>
    <style:style style:name="T8" style:family="text">
      <style:text-properties fo:font-size="12pt" fo:font-weight="normal" officeooo:rsid="000ca1b1" style:font-size-asian="12pt" style:font-weight-asian="normal" style:font-size-complex="12pt" style:font-weight-complex="normal"/>
    </style:style>
    <style:style style:name="T9" style:family="text">
      <style:text-properties fo:font-size="12pt" fo:font-weight="normal" officeooo:rsid="000d3974" style:font-size-asian="12pt" style:font-weight-asian="normal" style:font-size-complex="12pt" style:font-weight-complex="normal"/>
    </style:style>
    <style:style style:name="T10" style:family="text">
      <style:text-properties fo:font-size="12pt" fo:font-weight="normal" officeooo:rsid="000e27eb" style:font-size-asian="12pt" style:font-weight-asian="normal" style:font-size-complex="12pt" style:font-weight-complex="normal"/>
    </style:style>
    <style:style style:name="T11" style:family="text">
      <style:text-properties fo:font-size="12pt" officeooo:rsid="00069ec6" style:font-size-asian="12pt" style:font-size-complex="12pt"/>
    </style:style>
    <style:style style:name="T12" style:family="text">
      <style:text-properties fo:font-size="12pt" officeooo:rsid="0008544d" style:font-size-asian="12pt" style:font-size-complex="12pt"/>
    </style:style>
    <style:style style:name="T13" style:family="text">
      <style:text-properties officeooo:rsid="000e57ad"/>
    </style:style>
    <style:style style:name="T14" style:family="text">
      <style:text-properties officeooo:rsid="00082143"/>
    </style:style>
    <style:style style:name="T15" style:family="text">
      <style:text-properties officeooo:rsid="0008544d"/>
    </style:style>
    <style:style style:name="T16" style:family="text">
      <style:text-properties officeooo:rsid="000e27eb"/>
    </style:style>
    <style:style style:name="T17" style:family="text">
      <style:text-properties officeooo:rsid="001086e7"/>
    </style:style>
    <style:style style:name="T18" style:family="text">
      <style:text-properties officeooo:rsid="0010b6a4"/>
    </style:style>
    <style:style style:name="T19" style:family="text">
      <style:text-properties officeooo:rsid="00117a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sinformación: Planificación, maquetación <text:span text:style-name="T15">y funcionalidad</text:span></text:p>
      <text:p text:style-name="P13"/>
      <text:p text:style-name="P15"><text:span text:style-name="T12">Planificación</text:span><text:span text:style-name="T11">: </text:span><text:span text:style-name="T7">Plazo </text:span><text:span text:style-name="T10">1 mes</text:span><text:span text:style-name="T7">, objetivos </text:span><text:span text:style-name="T10">por semanas</text:span><text:span text:style-name="T7">:</text:span></text:p>
      <text:p text:style-name="P16"><text:span text:style-name="T7"><text:tab/></text:span></text:p>
      <text:p text:style-name="P16"><text:span text:style-name="T7">1: <text:s text:c="2"/></text:span><text:span text:style-name="T8">R</text:span><text:span text:style-name="T7">ecolectar información <text:s/>para las noticias, </text:span><text:span text:style-name="T9">diseñar template</text:span><text:span text:style-name="T7">.</text:span></text:p>
      <text:p text:style-name="P15"><text:span text:style-name="T7">2: <text:s text:c="2"/></text:span><text:span text:style-name="T9">C</text:span><text:span text:style-name="T7">rear documentos json </text:span><text:span text:style-name="T9">y scripts de carga.</text:span></text:p>
      <text:p text:style-name="P15"><text:span text:style-name="T10">3:</text:span><text:span text:style-name="T9"> <text:s text:c="3"/>Aplicar estilos, scripts animaciones.</text:span></text:p>
      <text:p text:style-name="P15"><text:span text:style-name="T10">4: <text:s text:c="3"/>rss, opengraph</text:span></text:p>
      <text:p text:style-name="P14"><text:span text:style-name="T7"><text:tab/></text:span></text:p>
      <text:p text:style-name="P17"><text:span text:style-name="T5">Descripción: </text:span><text:span text:style-name="T6">P</text:span><text:span text:style-name="T3">ágina de noticias de diversas temáticas.</text:span></text:p>
      <text:p text:style-name="P17"/>
      <text:p text:style-name="P22"><text:span text:style-name="T4">Estructura de páginas HTML: </text:span><text:span text:style-name="T3">La web se plantea como una SPA (single page application) en la que los elementos del contenido son cargados dinámicamente. <text:s/></text:span></text:p>
      <text:p text:style-name="P17"/>
      <text:p text:style-name="P21"><text:span text:style-name="T4">Tipo de usuarios: </text:span><text:span text:style-name="T13">El sitio tendrá dos tipos de usuario, los usuarios que acudan a la página </text:span>directamente<text:span text:style-name="T13">, y lectores rss </text:span>que facilitarán la difusión del contenido a otras páginas.</text:p>
      <text:p text:style-name="P12"><text:span text:style-name="T2"/></text:p>
      <text:p text:style-name="P12"><text:span text:style-name="T2">Requisitos funcionales</text:span><text:span text:style-name="T1">: </text:span></text:p>
      <text:p text:style-name="P18"/>
      <text:p text:style-name="P19">- <text:span text:style-name="T14">Visualizar <text:s/>el resumen de artículos informativos acompañado de una imágen.</text:span></text:p>
      <text:p text:style-name="P18"/>
      <text:p text:style-name="P18">- <text:span text:style-name="T14">Expandir cada artículo presionando el título del artículo o un link <text:s/>“leer más”.</text:span></text:p>
      <text:p text:style-name="P18"/>
      <text:p text:style-name="P18">-<text:span text:style-name="T14">Cargar más resúmenes al desplazarse hasta el final de la página y al apretar un botón “más noticias”.</text:span></text:p>
      <text:p text:style-name="P18"/>
      <text:p text:style-name="P18">-<text:span text:style-name="T14">Navegar por el menú:</text:span></text:p>
      <text:p text:style-name="P18"><text:tab/>-<text:span text:style-name="T14">Volver a la página de inicio.</text:span></text:p>
      <text:p text:style-name="P18"><text:tab/>-<text:span text:style-name="T14">Acceder a las noticias agrupadas por categorías.</text:span></text:p>
      <text:p text:style-name="P18"><text:tab/>-<text:span text:style-name="T14">Acceder a un articulo de forma aleatoria.</text:span></text:p>
      <text:p text:style-name="P18"/>
      <text:p text:style-name="P18">-<text:span text:style-name="T14">Volver al inicio desde el footer.</text:span></text:p>
      <text:p text:style-name="P18"/>
      <text:p text:style-name="P18">-<text:span text:style-name="T14">Compartir el sitio y los artículos en redes sociales.</text:span></text:p>
      <text:p text:style-name="P18"/>
      <text:p text:style-name="P23"><text:span text:style-name="T1">Detalles de implementación</text:span></text:p>
      <text:p text:style-name="P20"/>
      <text:p text:style-name="P1"><text:span text:style-name="T16">Aunque ha resultado útil ordenar los objetivos, los tiempos de realización no se han ajustado a la planificación marcada. </text:span></text:p>
      <text:p text:style-name="P1"/>
      <text:p text:style-name="P4">Todo el contenido ha excepción de las cabeceras y la publicidad es cargado <text:span text:style-name="T18">y remplazado</text:span> dinámicamente.</text:p>
      <text:p text:style-name="P1"/>
      <text:p text:style-name="P3">Los links a cad<text:span text:style-name="T17">a </text:span>artículo <text:span text:style-name="T17">expandido</text:span> son generados por <text:span text:style-name="T17">querys en las URL lo que permite construir las vistas para compartirlos en redes sociales y a través del feed. Barajé la posibilidad de utilizar diferentes rutas para cada uno, pero me pareció más laborioso de implementar. Mencionar que no me ha sido posible generar los links de compartición con las apis de las redes sociales debido a que sirvo el sitio desde local.</text:span></text:p>
      <text:p text:style-name="P3"/>
      <text:p text:style-name="P2"><text:span text:style-name="T17">Para hacer el diseño responsive he utilizado tanto clases de Bootstrap 4 como media queries</text:span>.</text:p>
      <text:p text:style-name="P5"/>
      <text:p text:style-name="P6"><text:soft-page-break/>La opción random utiliza arrays numéricos con índices representando las páginas json y las noticias dentro de cada uno. Espera que las páginas tengan el mismo número de noticias .</text:p>
      <text:p text:style-name="P5"/>
      <text:p text:style-name="P8">La selección de información fue un tanto arbitraria haciendo una “búsqueda relacionada” acerca de lo falso.</text:p>
      <text:p text:style-name="P8"/>
      <text:p text:style-name="P10">Para hacer el feed dinámicamente he utilizado la librería jackson de java para convertir los json a objetos de la clase noticia y luego he utilizado otra librería externa para introducir las propiedades en su correspondiente etiqueta del rss. </text:p>
      <text:p text:style-name="P8"/>
      <text:p text:style-name="P11">Posibilidades de mejora: </text:p>
      <text:p text:style-name="P11"/>
      <text:p text:style-name="P6">La categorización por tags no se ha podido implementar por falta de tiempo, pero el diseño pasaría por añadir una etiqueta a cada noticia con las diferentes categorías, que tras ser procesada<text:span text:style-name="T19">s</text:span> sirvieran como filtro para la carga. </text:p>
      <text:p text:style-name="P7"/>
      <text:p text:style-name="P9">La opción random debería almacenar los artículos mostrados para recorrer el set de artículos sin repeticiones.</text:p>
      <text:p text:style-name="P6"/>
      <text:p text:style-name="P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11:36.498061220</meta:creation-date>
    <dc:date>2018-05-26T00:49:52.546245095</dc:date>
    <meta:editing-duration>PT24M25S</meta:editing-duration>
    <meta:editing-cycles>4</meta:editing-cycles>
    <meta:generator>LibreOffice/5.1.6.2$Linux_X86_64 LibreOffice_project/10m0$Build-2</meta:generator>
    <meta:document-statistic meta:table-count="0" meta:image-count="0" meta:object-count="0" meta:page-count="2" meta:paragraph-count="32" meta:word-count="449" meta:character-count="2844" meta:non-whitespace-character-count="2400"/>
  </office:meta>
</office:document-meta>
</file>